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Console" svg:font-family="'Liberation Console'" style:font-adornments="Norm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43.11mm"/>
    </style:style>
    <style:style style:name="co7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Heading_20_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Heading_20_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56" table:default-cell-style-name="Default"/>
        <table:table-row table:style-name="ro1">
          <table:table-cell office:value-type="string" calcext:value-type="string">
            <text:p>element</text:p>
          </table:table-cell>
          <table:table-cell table:style-name="Heading_20_2" office:value-type="string" calcext:value-type="string">
            <text:p>attribute</text:p>
          </table:table-cell>
          <table:table-cell table:style-name="Heading_20_2" office:value-type="string" calcext:value-type="string">
            <text:p>cals_value</text:p>
          </table:table-cell>
          <table:table-cell table:style-name="Heading_20_2"/>
          <table:table-cell office:value-type="string" calcext:value-type="string">
            <text:p>instance</text:p>
          </table:table-cell>
          <table:table-cell table:style-name="Heading_20_2" office:value-type="string" calcext:value-type="string">
            <text:p>nature</text:p>
          </table:table-cell>
          <table:table-cell table:style-name="Heading_20_2" office:value-type="string" calcext:value-type="string">
            <text:p>style</text:p>
          </table:table-cell>
          <table:table-cell table:style-name="Heading_20_2" office:value-type="string" calcext:value-type="string">
            <text:p>style_value</text:p>
          </table:table-cell>
          <table:table-cell table:style-name="Heading_20_2" table:number-columns-repeated="56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all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pbot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ides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border-top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lef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table:number-columns-repeated="2" office:value-type="string" calcext:value-type="string">
            <text:p>«</text:p>
          </table:table-cell>
          <table:table-cell table:number-columns-repeated="3"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entry-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entry-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orient</text:p>
          </table:table-cell>
          <table:table-cell office:value-type="string" calcext:value-type="string">
            <text:p>land</text:p>
          </table:table-cell>
          <table:table-cell table:number-columns-repeated="3"/>
          <table:table-cell office:value-type="string" calcext:value-type="string">
            <text:p>x-sect-orient</text:p>
          </table:table-cell>
          <table:table-cell office:value-type="string" calcext:value-type="string">
            <text:p>landscap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por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portrai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gwid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sect-cols</text:p>
          </table:table-cell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abstyle</text:p>
          </table:table-cell>
          <table:table-cell office:value-type="string" calcext:value-type="string">
            <text:p>&lt;tabstyle&gt;</text:p>
          </table:table-cell>
          <table:table-cell table:number-columns-repeated="2"/>
          <table:table-cell office:value-type="string" calcext:value-type="string">
            <text:p>&lt;tabstyle&gt;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group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&lt;cols&gt;</text:p>
          </table:table-cell>
          <table:table-cell/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(ignored)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entry-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-entry-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tgroupstyle</text:p>
          </table:table-cell>
          <table:table-cell office:value-type="string" calcext:value-type="string">
            <text:p>&lt;tgroupstyle&gt;</text:p>
          </table:table-cell>
          <table:table-cell table:number-columns-repeated="2"/>
          <table:table-cell office:value-type="string" calcext:value-type="string">
            <text:p>&lt;tgroupstyle&gt;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lspec</text:p>
          </table:table-cell>
          <table:table-cell office:value-type="string" calcext:value-type="string">
            <text:p>colnum</text:p>
          </table:table-cell>
          <table:table-cell office:value-type="string" calcext:value-type="string">
            <text:p>&lt;colnum&gt;</text:p>
          </table:table-cell>
          <table:table-cell/>
          <table:table-cell office:value-type="string" calcext:value-type="string">
            <text:p>col</text:p>
          </table:table-cell>
          <table:table-cell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table:style-name="Default"/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colwidth</text:p>
          </table:table-cell>
          <table:table-cell office:value-type="string" calcext:value-type="string">
            <text:p>&lt;colwidth&gt;</text:p>
          </table:table-cell>
          <table:table-cell/>
          <table:table-cell table:style-name="Default"/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&lt;colwidth&gt;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w[parent::thead]</text:p>
          </table:table-cell>
          <table:table-cell office:value-type="string" calcext:value-type="string">
            <text:p>—</text:p>
          </table:table-cell>
          <table:table-cell table:number-columns-repeated="2"/>
          <table:table-cell office:value-type="string" calcext:value-type="string">
            <text:p>row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w[parent::tfoot]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footer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w[parent::tbody]</text:p>
          </table:table-cell>
          <table:table-cell office:value-type="string" calcext:value-type="string">
            <text:p>—</text:p>
          </table:table-cell>
          <table:table-cell table:number-columns-repeated="3"/>
          <table:table-cell office:value-type="string" calcext:value-type="string">
            <text:p>body</text:p>
          </table:table-cell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w/parent::*</text:p>
          </table:table-cell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1">
          <table:table-cell table:style-name="Default"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/>
          <table:table-cell table:style-name="Default"/>
          <table:table-cell/>
          <table:table-cell office:value-type="string" calcext:value-type="string">
            <text:p>rowstyle</text:p>
          </table:table-cell>
          <table:table-cell office:value-type="string" calcext:value-type="string">
            <text:p>&lt;rowstyle&gt;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ntry</text:p>
          </table:table-cell>
          <table:table-cell office:value-type="string" calcext:value-type="string">
            <text:p>colse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border-right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owse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order-bottom</text:p>
          </table:table-cell>
          <table:table-cell office:value-type="string" calcext:value-type="string">
            <text:p>non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solid 1pt black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bgcolor</text:p>
          </table:table-cell>
          <table:table-cell office:value-type="string" calcext:value-type="string">
            <text:p>&lt;color&gt;</text:p>
          </table:table-cell>
          <table:table-cell table:number-columns-repeated="3"/>
          <table:table-cell office:value-type="string" calcext:value-type="string">
            <text:p>background-color</text:p>
          </table:table-cell>
          <table:table-cell office:value-type="string" calcext:value-type="string">
            <text:p>&lt;color&gt;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namest</text:p>
          </table:table-cell>
          <table:table-cell office:value-type="string" calcext:value-type="string">
            <text:p>&lt;name_start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nameend</text:p>
          </table:table-cell>
          <table:table-cell office:value-type="string" calcext:value-type="string">
            <text:p>&lt;name_end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morerows</text:p>
          </table:table-cell>
          <table:table-cell office:value-type="string" calcext:value-type="string">
            <text:p>&lt;morerows&gt;</text:p>
          </table:table-cell>
          <table:table-cell table:number-columns-repeated="3"/>
          <table:table-cell office:value-type="string" calcext:value-type="string">
            <text:p>—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3"/>
          <table:table-cell office:value-type="string" calcext:value-type="string">
            <text:p>valign</text:p>
          </table:table-cell>
          <table:table-cell office:value-type="string" calcext:value-type="string">
            <text:p>to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middl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bottom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3"/>
          <table:table-cell office:value-type="string" calcext:value-type="string">
            <text:p>align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right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center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justify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«</text:p>
          </table:table-cell>
          <table:table-cell office:value-type="string" calcext:value-type="string">
            <text:p>char</text:p>
          </table:table-cell>
          <table:table-cell table:number-columns-repeated="3"/>
          <table:table-cell office:value-type="string" calcext:value-type="string">
            <text:p>«</text:p>
          </table:table-cell>
          <table:table-cell office:value-type="string" calcext:value-type="string">
            <text:p>left</text:p>
          </table:table-cell>
          <table:table-cell table:number-columns-repeated="56"/>
        </table:table-row>
        <table:table-row table:style-name="ro1" table:number-rows-repeated="11">
          <table:table-cell table:style-name="Default"/>
          <table:table-cell table:number-columns-repeated="3"/>
          <table:table-cell table:style-name="Default"/>
          <table:table-cell table:number-columns-repeated="59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Console" svg:font-family="'Liberation Console'" style:font-adornments="Normal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Console" fo:font-family="'Liberation Console'" style:font-style-name="Normal" fo:font-size="9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c5000b" fo:font-size="9pt" fo:font-style="normal" fo:font-weight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4">00/00/0000</text:date>, <text:time style:data-style-name="N2" text:time-value="17:54:09.2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3T16:30:17.850000000</meta:creation-date>
    <dc:date>2019-09-24T17:54:18.682000000</dc:date>
    <meta:editing-duration>PT31M58S</meta:editing-duration>
    <meta:editing-cycles>9</meta:editing-cycles>
    <meta:generator>LibreOffice/6.3.1.2$Windows_X86_64 LibreOffice_project/b79626edf0065ac373bd1df5c28bd630b4424273</meta:generator>
    <meta:document-statistic meta:table-count="1" meta:cell-count="333" meta:object-count="0"/>
  </office:meta>
</office:document-meta>
</file>